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274.51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82.49pt"/>
    </style:style>
    <style:style style:name="co7" style:family="table-column">
      <style:table-column-properties fo:break-before="auto" style:column-width="73.5pt"/>
    </style:style>
    <style:style style:name="co8" style:family="table-column">
      <style:table-column-properties fo:break-before="auto" style:column-width="357pt"/>
    </style:style>
    <style:style style:name="co9" style:family="table-column">
      <style:table-column-properties fo:break-before="auto" style:column-width="1170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89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9" style:family="table-cell" style:parent-style-name="Default" style:data-style-name="N10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style:font-name="Calibri" style:font-name-complex="Calibri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Arial" fo:font-size="9.5pt" style:font-size-asian="9.5pt" style:font-size-complex="9.5pt"/>
    </style:style>
    <style:style style:name="T4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style-complex="normal" fo:color="#00b05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3" table:default-cell-style-name="Default"/>
        <table:table-column table:style-name="co6" table:default-cell-style-name="ce5"/>
        <table:table-column table:style-name="co7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3" table:number-columns-repeated="1013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4" office:value-type="string" calcext:value-type="string">
            <text:p>details1</text:p>
          </table:table-cell>
          <table:table-cell table:style-name="ce14" office:value-type="string" calcext:value-type="string">
            <text:p>details2</text:p>
          </table:table-cell>
          <table:table-cell table:style-name="ce14" office:value-type="string" calcext:value-type="string">
            <text:p>details3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<text:span text:style-name="T1">unit price (</text:span><text:span text:style-name="T2">€</text:span><text:span text:style-name="T3">)</text:span></text:p>
          </table:table-cell>
          <table:table-cell table:style-name="ce14" office:value-type="string" calcext:value-type="string">
            <text:p>total* (€) <text:s text:c="9"/></text:p>
          </table:table-cell>
          <table:table-cell table:style-name="ce17" office:value-type="string" calcext:value-type="string">
            <text:p>total** (€)</text:p>
          </table:table-cell>
          <table:table-cell table:style-name="ce17" office:value-type="string" calcext:value-type="string">
            <text:p>Opportunity for substantially saving cost by sourcing elsewhere</text:p>
          </table:table-cell>
          <table:table-cell table:style-name="ce1" office:value-type="string" calcext:value-type="string">
            <text:p><text:span text:style-name="T4">*if mostly sourced from same supplier in Germany; </text:span><text:span text:style-name="T5">**if prepared to "shop around" and/or improvise</text:span></text:p>
          </table:table-cell>
          <table:table-cell table:style-name="ce1" table:number-columns-repeated="1013"/>
        </table:table-row>
        <table:table-row table:style-name="ro3">
          <table:table-cell table:style-name="ce2" office:value-type="string" calcext:value-type="string" table:number-columns-spanned="1" table:number-rows-spanned="26">
            <text:p>Essential. Arduino &amp; PCB only needed if <text:s text:c="2"/>modules to be added </text:p>
          </table:table-cell>
          <table:table-cell table:style-name="ce6" office:value-type="string" calcext:value-type="string">
            <text:p>Common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Barrel connector</text:p>
          </table:table-cell>
          <table:table-cell table:style-name="ce7"/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2,1mm int pin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table:formula="of:=[.F4]*[.G4]" office:value-type="float" office:value="0.47" calcext:value-type="float">
            <text:p>0.47</text:p>
          </table:table-cell>
          <table:table-cell table:style-name="ce19" table:formula="of:=[.H4]" office:value-type="float" office:value="0.47" calcext:value-type="float">
            <text:p>0.47</text:p>
          </table:table-cell>
          <table:table-cell table:style-name="ce19"/>
          <table:table-cell table:style-name="ce25" office:value-type="string" calcext:value-type="string">
            <text:p><text:a xlink:href="https://www.reichelt.de/DC-Jacks/LUM-NEB-21R/3/index.html?&amp;ACTION=3&amp;LA=2&amp;ARTICLE=116262&amp;GROUPID=3258&amp;artnr=LUM+NEB+21R" xlink:type="simple">https://www.reichelt.de/DC-Jacks/LUM-NEB-21R/3/index.html?&amp;ACTION=3&amp;LA=2&amp;ARTICLE=116262&amp;GROUPID=3258&amp;artnr=LUM+NEB+21R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Power supply</text:p>
          </table:table-cell>
          <table:table-cell table:style-name="ce7" office:value-type="string" calcext:value-type="string">
            <text:p>12V</text:p>
          </table:table-cell>
          <table:table-cell table:style-name="ce7" office:value-type="string" calcext:value-type="string">
            <text:p>5A</text:p>
          </table:table-cell>
          <table:table-cell table:style-name="ce7" office:value-type="string" calcext:value-type="string">
            <text:p>2.1mm p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.65" calcext:value-type="float">
            <text:p>18.65</text:p>
          </table:table-cell>
          <table:table-cell table:style-name="ce7" table:formula="of:=[.F5]*[.G5]" office:value-type="float" office:value="18.65" calcext:value-type="float">
            <text:p>18.6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an be sourced cheaper from overseas, or improvised from an old Laptop adapter (check power rating!)</text:p>
          </table:table-cell>
          <table:table-cell table:style-name="ce25" office:value-type="string" calcext:value-type="string">
            <text:p><text:a xlink:href="https://www.reichelt.de/Power-Supplies-Fixed-Voltage/MW-GST60A12/3/index.html?&amp;ACTION=3&amp;LA=2&amp;ARTICLE=169684&amp;GROUPID=4950&amp;artnr=MW+GST60A12" xlink:type="simple">https://www.reichelt.de/Power-Supplies-Fixed-Voltage/MW-GST60A12/3/index.html?&amp;ACTION=3&amp;LA=2&amp;ARTICLE=169684&amp;GROUPID=4950&amp;artnr=MW+GST60A12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Custom PCB</text:p>
          </table:table-cell>
          <table:table-cell table:style-name="ce7" office:value-type="string" calcext:value-type="string">
            <text:p>link points to main repository page. User should go to PCB/flypi_pcb_kicad/gerber to get the necessary files for production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F6]*[.G6]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stimate - prices vary widely and drop substantially when ordering in bulk</text:p>
          </table:table-cell>
          <table:table-cell table:style-name="ce25" office:value-type="string" calcext:value-type="string">
            <text:p>https://github.com/amchagas/Flypi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3D printed frame</text:p>
          </table:table-cell>
          <table:table-cell table:style-name="ce7" office:value-type="string" calcext:value-type="string">
            <text:p>link points to main repository page. User should go to 3D_print_files for the necessary production files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F7]*[.G7]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stimate, based on material cost. If a 3D print service is required (e.g. as no 3D printer is available), we estimate a minimum charge of 40 Euros.</text:p>
          </table:table-cell>
          <table:table-cell table:style-name="ce26" office:value-type="string" calcext:value-type="string">
            <text:p>https://github.com/amchagas/Flypi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Flat ribbon cable</text:p>
          </table:table-cell>
          <table:table-cell table:style-name="ce7" office:value-type="string" calcext:value-type="string">
            <text:p>10pin </text:p>
          </table:table-cell>
          <table:table-cell table:style-name="ce7" office:value-type="string" calcext:value-type="string">
            <text:p>3m colored</text:p>
          </table:table-cell>
          <table:table-cell table:style-name="ce7" office:value-type="string" calcext:value-type="string">
            <text:p>AWG-2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table:formula="of:=[.F8]*[.G8]" office:value-type="float" office:value="1.99" calcext:value-type="float">
            <text:p>1.9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This is "just" a cable supply - can be sourced from anywhere, e.g. from an old computer or printer</text:p>
          </table:table-cell>
          <table:table-cell table:style-name="ce25" office:value-type="string" calcext:value-type="string">
            <text:p><text:a xlink:href="https://www.reichelt.de/Flachbandkabel/AWG-28-10F-3M/3/index.html?ACTION=3&amp;GROUPID=3328&amp;ARTICLE=47668&amp;OFFSET=16&amp;SID=12V0KkLawQATQAAHaiTrQ76eddfec27d96e4abaa567a74d209b7b&amp;LANGUAGE=EN" xlink:type="simple">https://www.reichelt.de/Flachbandkabel/AWG-28-10F-3M/3/index.html?ACTION=3&amp;GROUPID=3328&amp;ARTICLE=47668&amp;OFFSET=16&amp;SID=12V0KkLawQATQAAHaiTrQ76eddfec27d96e4abaa567a74d209b7b&amp;LANGUAGE=EN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12mm lo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9]*[.G9]" office:value-type="float" office:value="0.1" calcext:value-type="float">
            <text:p>0.1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http://www.screwsandmore.de/en/50-pcs-DIN-912-A2-M3X12.html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table:number-columns-repeated="6"/>
          <table:table-cell table:style-name="ce8"/>
          <table:table-cell table:style-name="ce20" table:number-columns-repeated="2"/>
          <table:table-cell table:style-name="ce28"/>
          <table:table-cell table:number-columns-repeated="1013"/>
        </table:table-row>
        <table:table-row table:style-name="ro3">
          <table:covered-table-cell table:style-name="ce2"/>
          <table:table-cell table:style-name="ce8" office:value-type="string" calcext:value-type="string">
            <text:p>Raspberry pi and cables</text:p>
          </table:table-cell>
          <table:table-cell table:style-name="ce7" table:number-columns-repeated="6"/>
          <table:table-cell table:style-name="ce19" table:number-columns-repeated="2"/>
          <table:table-cell table:style-name="ce28"/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68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table:formula="of:=[.F12]*[.G12]" office:value-type="float" office:value="0.43" calcext:value-type="float">
            <text:p>0.4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22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13]*[.G13]" office:value-type="float" office:value="0.08" calcext:value-type="float">
            <text:p>0.08</text:p>
          </table:table-cell>
          <table:table-cell table:style-name="ce19" table:formula="of:=[.H13]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Diode</text:p>
          </table:table-cell>
          <table:table-cell table:style-name="ce7" office:value-type="string" calcext:value-type="string">
            <text:p>20-60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Schottk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table:formula="of:=[.F14]*[.G14]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Inductor</text:p>
          </table:table-cell>
          <table:table-cell table:style-name="ce7" office:value-type="string" calcext:value-type="string">
            <text:p>3.6A</text:p>
          </table:table-cell>
          <table:table-cell table:style-name="ce7" office:value-type="string" calcext:value-type="string">
            <text:p>33µH</text:p>
          </table:table-cell>
          <table:table-cell table:style-name="ce7" office:value-type="string" calcext:value-type="string">
            <text:p>Ferr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formula="of:=[.F15]*[.G15]" office:value-type="float" office:value="0.6" calcext:value-type="float">
            <text:p>0.6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/>
          <table:table-cell table:style-name="ce27"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2pin</text:p>
          </table:table-cell>
          <table:table-cell table:style-name="ce7" office:value-type="string" calcext:value-type="string">
            <text:p>6A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table:formula="of:=[.F16]*[.G16]" office:value-type="float" office:value="0.24" calcext:value-type="float">
            <text:p>0.24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/>
          <table:table-cell table:style-name="ce27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Switching volt reg (LM2596)</text:p>
          </table:table-cell>
          <table:table-cell table:style-name="ce7" office:value-type="string" calcext:value-type="string">
            <text:p>45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TO-220-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8" calcext:value-type="float">
            <text:p>3.8</text:p>
          </table:table-cell>
          <table:table-cell table:style-name="ce7" table:formula="of:=[.F17]*[.G17]" office:value-type="float" office:value="3.8" calcext:value-type="float">
            <text:p>3.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string" calcext:value-type="string">
            <text:p>Can be sourced cheaper from overseas</text:p>
          </table:table-cell>
          <table:table-cell table:style-name="ce27"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Raspberry pi 3</text:p>
          </table:table-cell>
          <table:table-cell table:style-name="ce7" office:value-type="string" calcext:value-type="string">
            <text:p>Pi 2 will also work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7.5" calcext:value-type="float">
            <text:p>37.5</text:p>
          </table:table-cell>
          <table:table-cell table:style-name="ce7" table:formula="of:=[.F18]*[.G18]" office:value-type="float" office:value="37.5" calcext:value-type="float">
            <text:p>37.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Can be sourced slightly cheaper from overseas. Alternativelty the apporox half-priced RPi2 also works.</text:p>
          </table:table-cell>
          <table:table-cell table:style-name="ce27" office:value-type="string" calcext:value-type="string">
            <text:p><text:a xlink:href="http://www.reichelt.de/RASPBERRY-PI-3/3/index.html?&amp;ACTION=3&amp;LA=446&amp;ARTICLE=164977&amp;artnr=RASPBERRY+PI+3&amp;SEARCH=raspberry+pi3" xlink:type="simple">http://www.reichelt.de/RASPBERRY-PI-3/3/index.html?&amp;ACTION=3&amp;LA=446&amp;ARTICLE=164977&amp;artnr=RASPBERRY+PI+3&amp;SEARCH=raspberry+pi3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PiCamera</text:p>
          </table:table-cell>
          <table:table-cell table:style-name="ce7" office:value-type="string" calcext:value-type="string">
            <text:p>V1 or V2 work</text:p>
          </table:table-cell>
          <table:table-cell table:style-name="ce7" office:value-type="string" calcext:value-type="string">
            <text:p>better if it already has the le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18.99" calcext:value-type="float">
            <text:p>18.99</text:p>
          </table:table-cell>
          <table:table-cell table:style-name="ce7" table:formula="of:=[.F19]*[.G19]" office:value-type="float" office:value="18.99" calcext:value-type="float">
            <text:p>18.9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Can be sourced cheaper from overseas, or pieced together from individual components purchased individually</text:p>
          </table:table-cell>
          <table:table-cell table:style-name="ce27" office:value-type="string" calcext:value-type="string">
            <text:p>http://www.waveshare.com/product/RPi-Camera-B.htm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HDMI cable</text:p>
          </table:table-cell>
          <table:table-cell table:style-name="ce7" office:value-type="string" calcext:value-type="string">
            <text:p>0.5m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table:formula="of:=[.F20]*[.G20]" office:value-type="float" office:value="1.55" calcext:value-type="float">
            <text:p>1.55</text:p>
          </table:table-cell>
          <table:table-cell table:style-name="ce19" table:formula="of:=[.H20]" office:value-type="float" office:value="1.55" calcext:value-type="float">
            <text:p>1.55</text:p>
          </table:table-cell>
          <table:table-cell table:style-name="ce19"/>
          <table:table-cell table:style-name="ce27" office:value-type="string" calcext:value-type="string">
            <text:p><text:a xlink:href="http://www.reichelt.de/A-V-Cables-HDMI-mini-micro-HDMI-/AK-HDMI-0-50G-ET/3/index.html?&amp;ACTION=3&amp;LA=2&amp;ARTICLE=141813&amp;GROUPID=3615&amp;artnr=AK+HDMI+0%2C50G+ET" xlink:type="simple">http://www.reichelt.de/A-V-Cables-HDMI-mini-micro-HDMI-/AK-HDMI-0-50G-ET/3/index.html?&amp;ACTION=3&amp;LA=2&amp;ARTICLE=141813&amp;GROUPID=3615&amp;artnr=AK+HDMI+0%2C50G+ET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USB cable</text:p>
          </table:table-cell>
          <table:table-cell table:style-name="ce7" office:value-type="string" calcext:value-type="string">
            <text:p>A to micro B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[.F21]*[.G21]" office:value-type="float" office:value="1.5" calcext:value-type="float">
            <text:p>1.5</text:p>
          </table:table-cell>
          <table:table-cell table:style-name="ce19" table:formula="of:=[.H21]" office:value-type="float" office:value="1.5" calcext:value-type="float">
            <text:p>1.5</text:p>
          </table:table-cell>
          <table:table-cell table:style-name="ce19"/>
          <table:table-cell table:style-name="ce27" office:value-type="string" calcext:value-type="string">
            <text:p><text:a xlink:href="http://www.reichelt.de/USB-Cables/AK-676-AB/3/index.html?&amp;ACTION=3&amp;LA=2&amp;ARTICLE=74221&amp;GROUPID=6099&amp;artnr=AK+676-AB" xlink:type="simple">http://www.reichelt.de/USB-Cables/AK-676-AB/3/index.html?&amp;ACTION=3&amp;LA=2&amp;ARTICLE=74221&amp;GROUPID=6099&amp;artnr=AK+676-AB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SD card</text:p>
          </table:table-cell>
          <table:table-cell table:style-name="ce7" office:value-type="string" calcext:value-type="string">
            <text:p>16gb</text:p>
          </table:table-cell>
          <table:table-cell table:style-name="ce7" office:value-type="string" calcext:value-type="string">
            <text:p>micro SD</text:p>
          </table:table-cell>
          <table:table-cell table:style-name="ce7" office:value-type="string" calcext:value-type="string">
            <text:p>Class 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Can be sourced cheaper from overseas</text:p>
          </table:table-cell>
          <table:table-cell table:style-name="ce27"/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-20mm long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23]*[.G23]" office:value-type="float" office:value="1" calcext:value-type="float">
            <text:p>1</text:p>
          </table:table-cell>
          <table:table-cell table:style-name="ce19" table:formula="of:=[.H23]" office:value-type="float" office:value="1" calcext:value-type="float">
            <text:p>1</text:p>
          </table:table-cell>
          <table:table-cell table:style-name="ce19" office:value-type="string" calcext:value-type="string">
            <text:p>Approximate and depending on configuration - see Assembly Manual</text:p>
          </table:table-cell>
          <table:table-cell table:style-name="ce27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table:number-columns-repeated="6"/>
          <table:table-cell table:style-name="ce8"/>
          <table:table-cell table:style-name="ce19"/>
          <table:table-cell table:style-name="ce20"/>
          <table:table-cell table:style-name="ce28"/>
          <table:table-cell table:number-columns-repeated="1013"/>
        </table:table-row>
        <table:table-row table:style-name="ro3">
          <table:covered-table-cell table:style-name="ce2"/>
          <table:table-cell table:style-name="ce8" office:value-type="string" calcext:value-type="string">
            <text:p>Arduino and cable</text:p>
          </table:table-cell>
          <table:table-cell table:style-name="ce7" table:number-columns-repeated="6"/>
          <table:table-cell table:style-name="ce19" table:number-columns-repeated="2"/>
          <table:table-cell table:style-name="ce27"/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Arduino Nano</text:p>
          </table:table-cell>
          <table:table-cell table:style-name="ce7" office:value-type="string" calcext:value-type="string">
            <text:p>Atmega328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2.9" calcext:value-type="float">
            <text:p>22.9</text:p>
          </table:table-cell>
          <table:table-cell table:style-name="ce7" table:formula="of:=[.F26]*[.G26]" office:value-type="float" office:value="22.9" calcext:value-type="float">
            <text:p>22.9</text:p>
          </table:table-cell>
          <table:table-cell table:style-name="ce19" office:value-type="float" office:value="1.98" calcext:value-type="float">
            <text:p>1.98</text:p>
          </table:table-cell>
          <table:table-cell table:style-name="ce19" office:value-type="string" calcext:value-type="string">
            <text:p>Can be sourced dramatically cheaper from overseas </text:p>
          </table:table-cell>
          <table:table-cell table:style-name="ce27" office:value-type="string" calcext:value-type="string">
            <text:p><text:a xlink:href="https://www.reichelt.de/ARDUINO-NANO/3/index.html?&amp;ACTION=3&amp;LA=446&amp;ARTICLE=142943&amp;artnr=ARDUINO+NANO&amp;SEARCH=arduino+nano" xlink:type="simple">https://www.reichelt.de/ARDUINO-NANO/3/index.html?&amp;ACTION=3&amp;LA=446&amp;ARTICLE=142943&amp;artnr=ARDUINO+NANO&amp;SEARCH=arduino+nano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string" calcext:value-type="string">
            <text:p>socket terminal strip</text:p>
          </table:table-cell>
          <table:table-cell table:style-name="ce7" office:value-type="string" calcext:value-type="string">
            <text:p>20 pin</text:p>
          </table:table-cell>
          <table:table-cell table:style-name="ce7" office:value-type="string" calcext:value-type="string">
            <text:p>2.54 spacing</text:p>
          </table:table-cell>
          <table:table-cell table:style-name="ce7" office:value-type="string" calcext:value-type="string">
            <text:p>8.5mm he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table:formula="of:=[.F27]*[.G27]" office:value-type="float" office:value="0.54" calcext:value-type="float">
            <text:p>0.5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/>
          <table:table-cell table:style-name="ce27" office:value-type="string" calcext:value-type="string">
            <text:p><text:a xlink:href="https://www.reichelt.de/Buchsenleisten/BL-1X20G8-2-54/3/index.html?&amp;ACTION=3&amp;LA=5700&amp;ARTICLE=51827&amp;GROUPID=3221&amp;artnr=BL+1X20G8+2%2C54" xlink:type="simple">https://www.reichelt.de/Buchsenleisten/BL-1X20G8-2-54/3/index.html?&amp;ACTION=3&amp;LA=5700&amp;ARTICLE=51827&amp;GROUPID=3221&amp;artnr=BL+1X20G8+2%2C54</text:a>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9" office:value-type="string" calcext:value-type="string">
            <text:p>USB cable</text:p>
          </table:table-cell>
          <table:table-cell table:style-name="ce9" office:value-type="string" calcext:value-type="string">
            <text:p>A to mini B</text:p>
          </table:table-cell>
          <table:table-cell table:style-name="ce9" office:value-type="string" calcext:value-type="string">
            <text:p>0.3m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95" calcext:value-type="float">
            <text:p>1.95</text:p>
          </table:table-cell>
          <table:table-cell table:style-name="ce9" table:formula="of:=[.F28]*[.G28]" office:value-type="float" office:value="1.95" calcext:value-type="float">
            <text:p>1.95</text:p>
          </table:table-cell>
          <table:table-cell table:style-name="ce21" office:value-type="float" office:value="0.59" calcext:value-type="float">
            <text:p>0.59</text:p>
          </table:table-cell>
          <table:table-cell table:style-name="ce21"/>
          <table:table-cell table:style-name="ce29" office:value-type="string" calcext:value-type="string">
            <text:p><text:a xlink:href="http://www.reichelt.de/USB-Cables/DELOCK-83178/3/index.html?&amp;ACTION=3&amp;LA=2&amp;ARTICLE=163118&amp;GROUPID=6099&amp;artnr=DELOCK+83178" xlink:type="simple">http://www.reichelt.de/USB-Cables/DELOCK-83178/3/index.html?&amp;ACTION=3&amp;LA=2&amp;ARTICLE=163118&amp;GROUPID=6099&amp;artnr=DELOCK+83178</text:a>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6" table:formula="of:=SUM([.H4:.H28])" office:value-type="float" office:value="132.47" calcext:value-type="float">
            <text:p>132.47</text:p>
          </table:table-cell>
          <table:table-cell table:style-name="ce22" table:formula="of:=SUM([.I4:.I28])" office:value-type="float" office:value="71.21" calcext:value-type="float">
            <text:p>71.21</text:p>
          </table:table-cell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9">
            <text:p>recommended</text:p>
          </table:table-cell>
          <table:table-cell table:style-name="ce6" office:value-type="string" calcext:value-type="string">
            <text:p>LED Ring</text:p>
          </table:table-cell>
          <table:table-cell table:style-name="ce15" table:number-columns-repeated="6"/>
          <table:table-cell table:style-name="ce18" table:number-columns-repeated="2"/>
          <table:table-cell table:style-name="ce30"/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Adafruit neopixel ring </text:p>
          </table:table-cell>
          <table:table-cell table:style-name="ce7" office:value-type="string" calcext:value-type="string">
            <text:p>12 LEDs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6.71" calcext:value-type="float">
            <text:p>6.71</text:p>
          </table:table-cell>
          <table:table-cell table:style-name="ce7" table:formula="of:=[.F32]*[.G32]" office:value-type="float" office:value="6.71" calcext:value-type="float">
            <text:p>6.71</text:p>
          </table:table-cell>
          <table:table-cell table:style-name="ce19" office:value-type="float" office:value="1.6" calcext:value-type="float">
            <text:p>1.6</text:p>
          </table:table-cell>
          <table:table-cell table:style-name="ce19" office:value-type="string" calcext:value-type="string">
            <text:p>Can sometimes be sourced slightly cheaper from alternative suppliers</text:p>
          </table:table-cell>
          <table:table-cell table:style-name="ce27" office:value-type="string" calcext:value-type="string">
            <text:p><text:a xlink:href="https://www.adafruit.com/product/1643" xlink:type="simple">https://www.adafruit.com/product/1643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3pin</text:p>
          </table:table-cell>
          <table:table-cell table:style-name="ce7" office:value-type="string" calcext:value-type="string">
            <text:p>6A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table:formula="of:=[.F33]*[.G33]" office:value-type="float" office:value="0.36" calcext:value-type="float">
            <text:p>0.36</text:p>
          </table:table-cell>
          <table:table-cell table:style-name="ce19" office:value-type="float" office:value="0.2" calcext:value-type="float">
            <text:p>0.2</text:p>
          </table:table-cell>
          <table:table-cell table:style-name="ce19"/>
          <table:table-cell table:style-name="ce27" office:value-type="string" calcext:value-type="string">
            <text:p><text:a xlink:href="https://www.reichelt.de/Screw-terminals/AKL-059-03/3/index.html?&amp;ACTION=3&amp;LA=2&amp;ARTICLE=36599&amp;GROUPID=7246&amp;artnr=AKL+059-03" xlink:type="simple">https://www.reichelt.de/Screw-terminals/AKL-059-03/3/index.html?&amp;ACTION=3&amp;LA=2&amp;ARTICLE=36599&amp;GROUPID=7246&amp;artnr=AKL+059-03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68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table:formula="of:=[.F34]*[.G34]" office:value-type="float" office:value="0.43" calcext:value-type="float">
            <text:p>0.4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22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35]*[.G35]" office:value-type="float" office:value="0.08" calcext:value-type="float">
            <text:p>0.08</text:p>
          </table:table-cell>
          <table:table-cell table:style-name="ce19" table:formula="of:=[.H35]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Diode</text:p>
          </table:table-cell>
          <table:table-cell table:style-name="ce7" office:value-type="string" calcext:value-type="string">
            <text:p>20-60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Schottk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table:formula="of:=[.F36]*[.G36]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37]*[.G37]" office:value-type="float" office:value="0.05" calcext:value-type="float">
            <text:p>0.0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Inductor</text:p>
          </table:table-cell>
          <table:table-cell table:style-name="ce7" office:value-type="string" calcext:value-type="string">
            <text:p>3.6A</text:p>
          </table:table-cell>
          <table:table-cell table:style-name="ce7" office:value-type="string" calcext:value-type="string">
            <text:p>33µH</text:p>
          </table:table-cell>
          <table:table-cell table:style-name="ce7" office:value-type="string" calcext:value-type="string">
            <text:p>Ferr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formula="of:=[.F38]*[.G38]" office:value-type="float" office:value="0.6" calcext:value-type="float">
            <text:p>0.6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/>
          <table:table-cell table:style-name="ce27"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9" office:value-type="string" calcext:value-type="string">
            <text:p>Switching volt reg (LM2596)</text:p>
          </table:table-cell>
          <table:table-cell table:style-name="ce9" office:value-type="string" calcext:value-type="string">
            <text:p>45V</text:p>
          </table:table-cell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TO-220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.8" calcext:value-type="float">
            <text:p>3.8</text:p>
          </table:table-cell>
          <table:table-cell table:style-name="ce9" table:formula="of:=[.F39]*[.G39]" office:value-type="float" office:value="3.8" calcext:value-type="float">
            <text:p>3.8</text:p>
          </table:table-cell>
          <table:table-cell table:style-name="ce21" office:value-type="float" office:value="0.29" calcext:value-type="float">
            <text:p>0.29</text:p>
          </table:table-cell>
          <table:table-cell table:style-name="ce21" office:value-type="string" calcext:value-type="string">
            <text:p>Can be sourced cheaper from overseas</text:p>
          </table:table-cell>
          <table:table-cell table:style-name="ce29"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6" table:formula="of:=SUM([.H32:.H39])" office:value-type="float" office:value="12.21" calcext:value-type="float">
            <text:p>12.21</text:p>
          </table:table-cell>
          <table:table-cell table:style-name="ce22" table:formula="of:=SUM([.I32:.I39])" office:value-type="float" office:value="2.6" calcext:value-type="float">
            <text:p>2.6</text:p>
          </table:table-cell>
          <table:table-cell table:style-name="ce22"/>
          <table:table-cell table:style-name="Default"/>
          <table:table-cell table:number-columns-repeated="1013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6" office:value-type="string" calcext:value-type="string">
            <text:p>LED Matrix (added to Ring power circuit)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Adafruit LED matrix</text:p>
          </table:table-cell>
          <table:table-cell table:style-name="ce7" office:value-type="string" calcext:value-type="string">
            <text:p>8X8</text:p>
          </table:table-cell>
          <table:table-cell table:style-name="ce7" office:value-type="string" calcext:value-type="string">
            <text:p>with backpack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.7" calcext:value-type="float">
            <text:p>10.7</text:p>
          </table:table-cell>
          <table:table-cell table:style-name="ce7" table:formula="of:=[.F43]*[.G43]" office:value-type="float" office:value="10.7" calcext:value-type="float">
            <text:p>10.7</text:p>
          </table:table-cell>
          <table:table-cell table:style-name="ce19" office:value-type="float" office:value="3.18" calcext:value-type="float">
            <text:p>3.18</text:p>
          </table:table-cell>
          <table:table-cell table:style-name="ce19" office:value-type="string" calcext:value-type="string">
            <text:p>Can sometimes be sourced slighty cheaper from alternative suppliers</text:p>
          </table:table-cell>
          <table:table-cell table:style-name="ce27" office:value-type="string" calcext:value-type="string">
            <text:p><text:a xlink:href="https://www.adafruit.com/products/1052" xlink:type="simple">https://www.adafruit.com/products/1052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44]*[.G44]" office:value-type="float" office:value="0.05" calcext:value-type="float">
            <text:p>0.0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9" office:value-type="string" calcext:value-type="string">
            <text:p>Screw terminal </text:p>
          </table:table-cell>
          <table:table-cell table:style-name="ce9" office:value-type="string" calcext:value-type="string">
            <text:p>2pin</text:p>
          </table:table-cell>
          <table:table-cell table:style-name="ce9" office:value-type="string" calcext:value-type="string">
            <text:p>6A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4" calcext:value-type="float">
            <text:p>0.24</text:p>
          </table:table-cell>
          <table:table-cell table:style-name="ce9" table:formula="of:=[.F45]*[.G45]" office:value-type="float" office:value="0.24" calcext:value-type="float">
            <text:p>0.24</text:p>
          </table:table-cell>
          <table:table-cell table:style-name="ce21" office:value-type="float" office:value="0.22" calcext:value-type="float">
            <text:p>0.22</text:p>
          </table:table-cell>
          <table:table-cell table:style-name="ce21"/>
          <table:table-cell table:style-name="ce29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6" table:formula="of:=SUM([.H43:.H45])" office:value-type="float" office:value="10.99" calcext:value-type="float">
            <text:p>10.99</text:p>
          </table:table-cell>
          <table:table-cell table:style-name="ce22" table:formula="of:=SUM([.I43:.I45])" office:value-type="float" office:value="3.43" calcext:value-type="float">
            <text:p>3.43</text:p>
          </table:table-cell>
          <table:table-cell table:style-name="ce22"/>
          <table:table-cell table:style-name="Default"/>
          <table:table-cell table:number-columns-repeated="1013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table:number-columns-repeated="2"/>
          <table:table-cell table:style-name="Default"/>
          <table:table-cell table:number-columns-repeated="1013"/>
        </table:table-row>
        <table:table-row table:style-name="ro5">
          <table:table-cell table:style-name="ce3" office:value-type="string" calcext:value-type="string" table:number-columns-spanned="1" table:number-rows-spanned="16">
            <text:p>optional</text:p>
          </table:table-cell>
          <table:table-cell table:style-name="ce6" office:value-type="string" calcext:value-type="string">
            <text:p>Fluorescence module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LED(violet – High power)</text:p>
          </table:table-cell>
          <table:table-cell table:style-name="ce7" office:value-type="string" calcext:value-type="string">
            <text:p>3.9V</text:p>
          </table:table-cell>
          <table:table-cell table:style-name="ce7" office:value-type="string" calcext:value-type="string">
            <text:p>350mA</text:p>
          </table:table-cell>
          <table:table-cell table:style-name="ce7" office:value-type="string" calcext:value-type="string">
            <text:p>130m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.79" calcext:value-type="float">
            <text:p>8.79</text:p>
          </table:table-cell>
          <table:table-cell table:style-name="ce7" table:formula="of:=[.F49]*[.G49]" office:value-type="float" office:value="8.79" calcext:value-type="float">
            <text:p>8.79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string" calcext:value-type="string">
            <text:p>There are many UV LEDs available, many of which are substantially cheaper</text:p>
          </table:table-cell>
          <table:table-cell table:style-name="ce27" office:value-type="string" calcext:value-type="string">
            <text:p>http://www.roithner-laser.com/led_highsingle_hexagonal.html But maybe this would work? http://www.reichelt.de/SMD-LEDs-Standard/2/index.html?&amp;ACTION=2&amp;LA=2&amp;GROUP=A5381&amp;GROUPID=3035&amp;START=0&amp;OFFSET=500&amp;SHOW=1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0" office:value-type="string" calcext:value-type="string">
            <text:p>Reflective collimator</text:p>
          </table:table-cell>
          <table:table-cell table:style-name="ce7" office:value-type="string" calcext:value-type="string">
            <text:p>6° </text:p>
          </table:table-cell>
          <table:table-cell table:style-name="ce7" office:value-type="string" calcext:value-type="string">
            <text:p>17.5mm</text:p>
          </table:table-cell>
          <table:table-cell table:style-name="ce7" office:value-type="string" calcext:value-type="string">
            <text:p>CLP17C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table:formula="of:=[.F50]*[.G50]" office:value-type="float" office:value="2.33" calcext:value-type="float">
            <text:p>2.3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helpful to focus the light, but not essential</text:p>
          </table:table-cell>
          <table:table-cell table:style-name="ce27" office:value-type="string" calcext:value-type="string">
            <text:p><text:a xlink:href="http://www.roithner-laser.com/led_highoptic.html" xlink:type="simple">http://www.roithner-laser.com/led_highoptic.html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Heat sink</text:p>
          </table:table-cell>
          <table:table-cell table:style-name="ce7" office:value-type="string" calcext:value-type="string">
            <text:p>36X36X12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table:formula="of:=[.F51]*[.G51]" office:value-type="float" office:value="1.15" calcext:value-type="float">
            <text:p>1.15</text:p>
          </table:table-cell>
          <table:table-cell table:style-name="ce19" table:formula="of:=[.H51]" office:value-type="float" office:value="1.15" calcext:value-type="float">
            <text:p>1.15</text:p>
          </table:table-cell>
          <table:table-cell table:style-name="ce19"/>
          <table:table-cell table:style-name="ce27" office:value-type="string" calcext:value-type="string">
            <text:p><text:a xlink:href="https://www.reichelt.de/Heat-Sinks-PCB-mounting/V-ICK-PGA36X36/3/index.html?&amp;ACTION=3&amp;LA=2&amp;ARTICLE=100978&amp;GROUPID=4621&amp;artnr=V+ICK+PGA36X36" xlink:type="simple">https://www.reichelt.de/Heat-Sinks-PCB-mounting/V-ICK-PGA36X36/3/index.html?&amp;ACTION=3&amp;LA=2&amp;ARTICLE=100978&amp;GROUPID=4621&amp;artnr=V+ICK+PGA36X36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Resistor(High power)</text:p>
          </table:table-cell>
          <table:table-cell table:style-name="ce7" office:value-type="string" calcext:value-type="string">
            <text:p>11W</text:p>
          </table:table-cell>
          <table:table-cell table:style-name="ce7" office:value-type="string" calcext:value-type="string">
            <text:p>12Ohm</text:p>
          </table:table-cell>
          <table:table-cell table:style-name="ce7" office:value-type="string" calcext:value-type="string">
            <text:p>axi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5" calcext:value-type="float">
            <text:p>0.65</text:p>
          </table:table-cell>
          <table:table-cell table:style-name="ce7" table:formula="of:=[.F52]*[.G52]" office:value-type="float" office:value="0.65" calcext:value-type="float">
            <text:p>0.65</text:p>
          </table:table-cell>
          <table:table-cell table:style-name="ce19" table:formula="of:=[.H52]" office:value-type="float" office:value="0.65" calcext:value-type="float">
            <text:p>0.65</text:p>
          </table:table-cell>
          <table:table-cell table:style-name="ce19"/>
          <table:table-cell table:style-name="ce27" office:value-type="string" calcext:value-type="string">
            <text:p><text:a xlink:href="https://www.reichelt.de/11-Watt-axial/11W-AXIAL-12/3/index.html?&amp;ACTION=3&amp;LA=2&amp;ARTICLE=1506&amp;GROUPID=3120&amp;artnr=11W+AXIAL+12%20?&amp;ACTION=3&amp;LA=2&amp;ARTICLE=1506&amp;GROUPID=3120&amp;artnr=11W+AXIAL+12" xlink:type="simple">https://www.reichelt.de/11-Watt-axial/11W-AXIAL-12/3/index.html?&amp;ACTION=3&amp;LA=2&amp;ARTICLE=1506&amp;GROUPID=3120&amp;artnr=11W+AXIAL+12 ?&amp;ACTION=3&amp;LA=2&amp;ARTICLE=1506&amp;GROUPID=3120&amp;artnr=11W+AXIAL+12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Excitation filter</text:p>
          </table:table-cell>
          <table:table-cell table:style-name="ce7" office:value-type="string" calcext:value-type="string">
            <text:p>Roscolux #381</text:p>
          </table:table-cell>
          <table:table-cell table:style-name="ce7" table:number-columns-repeated="2"/>
          <table:table-cell table:style-name="ce7" office:value-type="float" office:value="0.001" calcext:value-type="float">
            <text:p>0.001</text:p>
          </table:table-cell>
          <table:table-cell table:number-columns-repeated="2" table:style-name="ce7" office:value-type="float" office:value="10.2" calcext:value-type="float">
            <text:p>10.2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string" calcext:value-type="string">
            <text:p>A full roll of filter costs 10.2 Euro, but less than 0.1% is needed</text:p>
          </table:table-cell>
          <table:table-cell table:style-name="ce27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Emission filter</text:p>
          </table:table-cell>
          <table:table-cell table:style-name="ce7" office:value-type="string" calcext:value-type="string">
            <text:p>Roscolux #12</text:p>
          </table:table-cell>
          <table:table-cell table:style-name="ce7" table:number-columns-repeated="2"/>
          <table:table-cell table:style-name="ce7" office:value-type="float" office:value="0.001" calcext:value-type="float">
            <text:p>0.001</text:p>
          </table:table-cell>
          <table:table-cell table:number-columns-repeated="2" table:style-name="ce7" office:value-type="float" office:value="10.2" calcext:value-type="float">
            <text:p>10.2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string" calcext:value-type="string">
            <text:p>A full roll of filter costs 10.2 Euro, but less than 0.1% is needed</text:p>
          </table:table-cell>
          <table:table-cell table:style-name="ce27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2pin</text:p>
          </table:table-cell>
          <table:table-cell table:style-name="ce7" office:value-type="string" calcext:value-type="string">
            <text:p>6A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table:formula="of:=[.F55]*[.G55]" office:value-type="float" office:value="0.48" calcext:value-type="float">
            <text:p>0.48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/>
          <table:table-cell table:style-name="ce27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68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table:formula="of:=[.F56]*[.G56]" office:value-type="float" office:value="0.43" calcext:value-type="float">
            <text:p>0.43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6V</text:p>
          </table:table-cell>
          <table:table-cell table:style-name="ce7" office:value-type="string" calcext:value-type="string">
            <text:p>220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57]*[.G57]" office:value-type="float" office:value="0.08" calcext:value-type="float">
            <text:p>0.08</text:p>
          </table:table-cell>
          <table:table-cell table:style-name="ce19" table:formula="of:=[.H57]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Diode</text:p>
          </table:table-cell>
          <table:table-cell table:style-name="ce7" office:value-type="string" calcext:value-type="string">
            <text:p>20-60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Schottk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table:formula="of:=[.F58]*[.G58]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Inductor</text:p>
          </table:table-cell>
          <table:table-cell table:style-name="ce7" office:value-type="string" calcext:value-type="string">
            <text:p>3.6A</text:p>
          </table:table-cell>
          <table:table-cell table:style-name="ce7" office:value-type="string" calcext:value-type="string">
            <text:p>33µH</text:p>
          </table:table-cell>
          <table:table-cell table:style-name="ce7" office:value-type="string" calcext:value-type="string">
            <text:p>Ferr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6" calcext:value-type="float">
            <text:p>0.6</text:p>
          </table:table-cell>
          <table:table-cell table:style-name="ce7" table:formula="of:=[.F59]*[.G59]" office:value-type="float" office:value="0.6" calcext:value-type="float">
            <text:p>0.6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/>
          <table:table-cell table:style-name="ce27"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Switching volt reg (LM2596)</text:p>
          </table:table-cell>
          <table:table-cell table:style-name="ce7" office:value-type="string" calcext:value-type="string">
            <text:p>45V</text:p>
          </table:table-cell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TO-220-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.8" calcext:value-type="float">
            <text:p>3.8</text:p>
          </table:table-cell>
          <table:table-cell table:style-name="ce7" table:formula="of:=[.F60]*[.G60]" office:value-type="float" office:value="3.8" calcext:value-type="float">
            <text:p>3.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string" calcext:value-type="string">
            <text:p>Can be sourced cheaper from overseas</text:p>
          </table:table-cell>
          <table:table-cell table:style-name="ce27"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61]*[.G61]" office:value-type="float" office:value="0.05" calcext:value-type="float">
            <text:p>0.0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270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62]*[.G62]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/>
          <table:table-cell table:style-name="ce27" office:value-type="string" calcext:value-type="string">
            <text:p><text:a xlink:href="https://www.reichelt.de/1-4W-5-100-Ohm-910-Ohm/1-4W-270/3/index.html?&amp;ACTION=3&amp;LA=5700&amp;ARTICLE=1390&amp;GROUPID=3064&amp;artnr=1%2F4W+270" xlink:type="simple">https://www.reichelt.de/1-4W-5-100-Ohm-910-Ohm/1-4W-270/3/index.html?&amp;ACTION=3&amp;LA=5700&amp;ARTICLE=1390&amp;GROUPID=3064&amp;artnr=1%2F4W+270</text:a></text:p>
          </table:table-cell>
          <table:table-cell table:number-columns-repeated="1013"/>
        </table:table-row>
        <table:table-row table:style-name="ro4">
          <table:covered-table-cell table:style-name="ce3"/>
          <table:table-cell table:style-name="ce9" office:value-type="string" calcext:value-type="string">
            <text:p>Transisitor (BC368)</text:p>
          </table:table-cell>
          <table:table-cell table:style-name="ce9" office:value-type="string" calcext:value-type="string">
            <text:p>20V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0.8W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table:formula="of:=[.F63]*[.G63]" office:value-type="float" office:value="0.24" calcext:value-type="float">
            <text:p>0.24</text:p>
          </table:table-cell>
          <table:table-cell table:style-name="ce21" office:value-type="float" office:value="0.02" calcext:value-type="float">
            <text:p>0.02</text:p>
          </table:table-cell>
          <table:table-cell table:style-name="ce21"/>
          <table:table-cell table:style-name="ce29" office:value-type="string" calcext:value-type="string">
            <text:p><text:a xlink:href="https://www.reichelt.de/BC-Transistors/BC-368/3/index.html?&amp;ACTION=3&amp;LA=5700&amp;ARTICLE=4992&amp;GROUPID=7206&amp;artnr=BC+368" xlink:type="simple">https://www.reichelt.de/BC-Transistors/BC-368/3/index.html?&amp;ACTION=3&amp;LA=5700&amp;ARTICLE=4992&amp;GROUPID=7206&amp;artnr=BC+368</text:a>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6" table:formula="of:=SUM([.H49:.H63])" office:value-type="float" office:value="39.29" calcext:value-type="float">
            <text:p>39.29</text:p>
          </table:table-cell>
          <table:table-cell table:style-name="ce22" table:formula="of:=SUM([.I49:.I63])" office:value-type="float" office:value="3.31" calcext:value-type="float">
            <text:p>3.31</text:p>
          </table:table-cell>
          <table:table-cell table:style-name="ce22"/>
          <table:table-cell table:style-name="Default"/>
          <table:table-cell table:number-columns-repeated="1013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6" office:value-type="string" calcext:value-type="string">
            <text:p>Focus Servo (added to Fluorescence power circuit)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Screws</text:p>
          </table:table-cell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Head cap</text:p>
          </table:table-cell>
          <table:table-cell table:style-name="ce7" office:value-type="string" calcext:value-type="string">
            <text:p>6mm lo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table:formula="of:=[.F67]*[.G67]" office:value-type="float" office:value="0.05" calcext:value-type="float">
            <text:p>0.05</text:p>
          </table:table-cell>
          <table:table-cell table:style-name="ce19" table:formula="of:=[.H67]" office:value-type="float" office:value="0.05" calcext:value-type="float">
            <text:p>0.05</text:p>
          </table:table-cell>
          <table:table-cell table:style-name="ce19"/>
          <table:table-cell table:style-name="ce27"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>
            <text:p>Servo motor</text:p>
          </table:table-cell>
          <table:table-cell table:style-name="ce7" office:value-type="string" calcext:value-type="string">
            <text:p>5V</text:p>
          </table:table-cell>
          <table:table-cell table:style-name="ce7"/>
          <table:table-cell table:style-name="ce7" office:value-type="string" calcext:value-type="string">
            <text:p>cont. rotati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.99" calcext:value-type="float">
            <text:p>6.99</text:p>
          </table:table-cell>
          <table:table-cell table:style-name="ce7" table:formula="of:=[.F68]*[.G68]" office:value-type="float" office:value="6.99" calcext:value-type="float">
            <text:p>6.99</text:p>
          </table:table-cell>
          <table:table-cell table:style-name="ce19" office:value-type="float" office:value="3.8" calcext:value-type="float">
            <text:p>3.8</text:p>
          </table:table-cell>
          <table:table-cell table:style-name="ce19" office:value-type="string" calcext:value-type="string">
            <text:p>Can be sourced cheaper from alternative suppliers</text:p>
          </table:table-cell>
          <table:table-cell table:style-name="ce27" office:value-type="string" calcext:value-type="string">
            <text:p><text:a xlink:href="https://www.conrad.de/de/modelcraft-mini-servo-y-3009-analog-servo-getriebe-material-kunststoff-stecksystem-jr-209089.html" xlink:type="simple">https://www.conrad.de/de/modelcraft-mini-servo-y-3009-analog-servo-getriebe-material-kunststoff-stecksystem-jr-209089.html</text:a>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9" office:value-type="string" calcext:value-type="string">
            <text:p>Screw terminal </text:p>
          </table:table-cell>
          <table:table-cell table:style-name="ce9" office:value-type="string" calcext:value-type="string">
            <text:p>3pin</text:p>
          </table:table-cell>
          <table:table-cell table:style-name="ce9" office:value-type="string" calcext:value-type="string">
            <text:p>6A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36" calcext:value-type="float">
            <text:p>0.36</text:p>
          </table:table-cell>
          <table:table-cell table:style-name="ce9" table:formula="of:=[.F69]*[.G69]" office:value-type="float" office:value="0.36" calcext:value-type="float">
            <text:p>0.36</text:p>
          </table:table-cell>
          <table:table-cell table:style-name="ce21" office:value-type="float" office:value="0.2" calcext:value-type="float">
            <text:p>0.2</text:p>
          </table:table-cell>
          <table:table-cell table:style-name="ce21"/>
          <table:table-cell table:style-name="ce29" office:value-type="string" calcext:value-type="string">
            <text:p><text:a xlink:href="https://www.reichelt.de/Screw-terminals/AKL-059-03/3/index.html?&amp;ACTION=3&amp;LA=2&amp;ARTICLE=36599&amp;GROUPID=7246&amp;artnr=AKL+059-03" xlink:type="simple">https://www.reichelt.de/Screw-terminals/AKL-059-03/3/index.html?&amp;ACTION=3&amp;LA=2&amp;ARTICLE=36599&amp;GROUPID=7246&amp;artnr=AKL+059-03</text:a></text:p>
          </table:table-cell>
          <table:table-cell table:style-name="ce31" office:value-type="string" calcext:value-type="string">
            <text:p><text:a xlink:href="https://www.reichelt.de/11-Watt-axial/11W-AXIAL-12/3/index.html?&amp;ACTION=3&amp;LA=2&amp;ARTICLE=1506&amp;GROUPID=3120&amp;artnr=11W+AXIAL+12" xlink:type="simple"> or maybe this would work https://www.reichelt.de/11-Watt-axial/11W-AXIAL-12/3/index.html?&amp;ACTION=3&amp;LA=2&amp;ARTICLE=1506&amp;GROUPID=3120&amp;artnr=11W+AXIAL+12</text:a>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6" table:formula="of:=SUM([.H68:.H69])" office:value-type="float" office:value="7.35" calcext:value-type="float">
            <text:p>7.35</text:p>
          </table:table-cell>
          <table:table-cell table:style-name="ce22" table:formula="of:=SUM([.I68:.I69])" office:value-type="float" office:value="4" calcext:value-type="float">
            <text:p>4</text:p>
          </table:table-cell>
          <table:table-cell table:style-name="ce22"/>
          <table:table-cell table:style-name="Default"/>
          <table:table-cell table:number-columns-repeated="1013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4">
            <text:p>optional</text:p>
          </table:table-cell>
          <table:table-cell table:style-name="ce6" office:value-type="string" calcext:value-type="string">
            <text:p>Peltier module</text:p>
          </table:table-cell>
          <table:table-cell table:style-name="ce15" table:number-columns-repeated="6"/>
          <table:table-cell table:style-name="ce18" table:number-columns-repeated="2"/>
          <table:table-cell table:style-name="ce30"/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H-Bridge (L298N)</text:p>
          </table:table-cell>
          <table:table-cell table:style-name="ce7" office:value-type="string" calcext:value-type="string">
            <text:p>Multiwatt 15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.4" calcext:value-type="float">
            <text:p>2.4</text:p>
          </table:table-cell>
          <table:table-cell table:style-name="ce7" table:formula="of:=[.F73]*[.G73]" office:value-type="float" office:value="2.4" calcext:value-type="float">
            <text:p>2.4</text:p>
          </table:table-cell>
          <table:table-cell table:style-name="ce19" office:value-type="float" office:value="0.93" calcext:value-type="float">
            <text:p>0.93</text:p>
          </table:table-cell>
          <table:table-cell table:style-name="ce19"/>
          <table:table-cell table:style-name="ce27" office:value-type="string" calcext:value-type="string">
            <text:p><text:a xlink:href="https://www.reichelt.de/L-298/3/index.html?&amp;ACTION=3&amp;LA=446&amp;ARTICLE=9667&amp;artnr=L+298&amp;SEARCH=l298n" xlink:type="simple">https://www.reichelt.de/L-298/3/index.html?&amp;ACTION=3&amp;LA=446&amp;ARTICLE=9667&amp;artnr=L+298&amp;SEARCH=l298n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Fan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40X40X2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7.5" calcext:value-type="float">
            <text:p>7.5</text:p>
          </table:table-cell>
          <table:table-cell table:style-name="ce7" table:formula="of:=[.F74]*[.G74]" office:value-type="float" office:value="7.5" calcext:value-type="float">
            <text:p>7.5</text:p>
          </table:table-cell>
          <table:table-cell table:style-name="ce19" office:value-type="float" office:value="2.13" calcext:value-type="float">
            <text:p>2.13</text:p>
          </table:table-cell>
          <table:table-cell table:style-name="ce19" office:value-type="string" calcext:value-type="string">
            <text:p>Can be sourced cheaper from different suppliers. Alternatively, any old CPU fan will work</text:p>
          </table:table-cell>
          <table:table-cell table:style-name="ce27" office:value-type="string" calcext:value-type="string">
            <text:p><text:a xlink:href="https://www.conrad.de/de/axialluefter-5-vdc-1189-mh-l-x-b-x-h-40-x-40-x-10-mm-sunon-mb40100v2-0000-a99-183719.html" xlink:type="simple">https://www.conrad.de/de/axialluefter-5-vdc-1189-mh-l-x-b-x-h-40-x-40-x-10-mm-sunon-mb40100v2-0000-a99-183719.html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Capacitor</text:p>
          </table:table-cell>
          <table:table-cell table:style-name="ce7" office:value-type="string" calcext:value-type="string">
            <text:p>100V</text:p>
          </table:table-cell>
          <table:table-cell table:style-name="ce7" office:value-type="string" calcext:value-type="string">
            <text:p>0.1µF</text:p>
          </table:table-cell>
          <table:table-cell table:style-name="ce7" office:value-type="string" calcext:value-type="string">
            <text:p>Electrolitic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table:formula="of:=[.F75]*[.G75]" office:value-type="float" office:value="0.08" calcext:value-type="float">
            <text:p>0.08</text:p>
          </table:table-cell>
          <table:table-cell table:style-name="ce19" table:formula="of:=[.H75]" office:value-type="float" office:value="0.08" calcext:value-type="float">
            <text:p>0.08</text:p>
          </table:table-cell>
          <table:table-cell table:style-name="ce19"/>
          <table:table-cell table:style-name="ce27" office:value-type="string" calcext:value-type="string">
            <text:p><text:a xlink:href="https://www.reichelt.de/Elkos-radial-85-C/RAD-0-1-100/3/index.html?&amp;ACTION=3&amp;LA=5700&amp;ARTICLE=15085&amp;GROUPID=3143&amp;artnr=RAD+0%2C1%2F100" xlink:type="simple">https://www.reichelt.de/Elkos-radial-85-C/RAD-0-1-100/3/index.html?&amp;ACTION=3&amp;LA=5700&amp;ARTICLE=15085&amp;GROUPID=3143&amp;artnr=RAD+0%2C1%2F100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LED RGB</text:p>
          </table:table-cell>
          <table:table-cell table:style-name="ce7" office:value-type="string" calcext:value-type="string">
            <text:p>4V</text:p>
          </table:table-cell>
          <table:table-cell table:style-name="ce7" office:value-type="string" calcext:value-type="string">
            <text:p>20mA</text:p>
          </table:table-cell>
          <table:table-cell table:style-name="ce7" office:value-type="string" calcext:value-type="string">
            <text:p>4 pi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table:formula="of:=[.F76]*[.G76]" office:value-type="float" office:value="0.58" calcext:value-type="float">
            <text:p>0.58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/>
          <table:table-cell table:style-name="ce27" office:value-type="string" calcext:value-type="string">
            <text:p><text:a xlink:href="https://www.reichelt.de/LED-LL-5-8000RGB/3/index.html?&amp;ACTION=3&amp;LA=446&amp;ARTICLE=156358&amp;artnr=LED+LL+5-8000RGB&amp;SEARCH=rgb+led" xlink:type="simple">https://www.reichelt.de/LED-LL-5-8000RGB/3/index.html?&amp;ACTION=3&amp;LA=446&amp;ARTICLE=156358&amp;artnr=LED+LL+5-8000RGB&amp;SEARCH=rgb+led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220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77]*[.G77]" office:value-type="float" office:value="0.33" calcext:value-type="float">
            <text:p>0.3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/>
          <table:table-cell table:style-name="ce27" office:value-type="string" calcext:value-type="string">
            <text:p><text:a xlink:href="https://www.reichelt.de/1-4W-5-100-Ohm-910-Ohm/1-4W-220/3/index.html?&amp;ACTION=3&amp;LA=5700&amp;ARTICLE=1382&amp;GROUPID=3064&amp;artnr=1%2F4W+220" xlink:type="simple">https://www.reichelt.de/1-4W-5-100-Ohm-910-Ohm/1-4W-220/3/index.html?&amp;ACTION=3&amp;LA=5700&amp;ARTICLE=1382&amp;GROUPID=3064&amp;artnr=1%2F4W+220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7W</text:p>
          </table:table-cell>
          <table:table-cell table:style-name="ce7" office:value-type="string" calcext:value-type="string">
            <text:p>1Ohm</text:p>
          </table:table-cell>
          <table:table-cell table:style-name="ce7" office:value-type="string" calcext:value-type="string">
            <text:p>Axi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table:formula="of:=[.F78]*[.G78]" office:value-type="float" office:value="0.97" calcext:value-type="float">
            <text:p>0.97</text:p>
          </table:table-cell>
          <table:table-cell table:style-name="ce19" office:value-type="float" office:value="0.79" calcext:value-type="float">
            <text:p>0.79</text:p>
          </table:table-cell>
          <table:table-cell table:style-name="ce19"/>
          <table:table-cell table:style-name="ce27" office:value-type="string" calcext:value-type="string">
            <text:p><text:a xlink:href="https://www.reichelt.de/17-Watt-axial/17W-AXIAL-1-0/3/index.html?&amp;ACTION=3&amp;LA=5700&amp;ARTICLE=1629&amp;GROUPID=3122&amp;artnr=17W+AXIAL+1%2C0" xlink:type="simple">https://www.reichelt.de/17-Watt-axial/17W-AXIAL-1-0/3/index.html?&amp;ACTION=3&amp;LA=5700&amp;ARTICLE=1629&amp;GROUPID=3122&amp;artnr=17W+AXIAL+1%2C0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270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79]*[.G79]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/>
          <table:table-cell table:style-name="ce27" office:value-type="string" calcext:value-type="string">
            <text:p><text:a xlink:href="https://www.reichelt.de/1-4W-5-100-Ohm-910-Ohm/1-4W-270/3/index.html?&amp;ACTION=3&amp;LA=5700&amp;ARTICLE=1390&amp;GROUPID=3064&amp;artnr=1%2F4W+270https://www.reichelt.de/1-4W-5-100-Ohm-910-Ohm/1-4W-270/3/index.html?&amp;ACTION=3&amp;LA=5700&amp;ARTICLE=1390&amp;GROUPID=3064&amp;artnr=1%2F4W+" xlink:type="simple">https://www.reichelt.de/1-4W-5-100-Ohm-910-Ohm/1-4W-270/3/index.html?&amp;ACTION=3&amp;LA=5700&amp;ARTICLE=1390&amp;GROUPID=3064&amp;artnr=1%2F4W+270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Resistor</text:p>
          </table:table-cell>
          <table:table-cell table:style-name="ce7" office:value-type="string" calcext:value-type="string">
            <text:p>1/4W</text:p>
          </table:table-cell>
          <table:table-cell table:style-name="ce7" office:value-type="string" calcext:value-type="string">
            <text:p>1kOhm</text:p>
          </table:table-cell>
          <table:table-cell table:style-name="ce7" office:value-type="string" calcext:value-type="string">
            <text:p>carbon fil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table:formula="of:=[.F80]*[.G80]" office:value-type="float" office:value="0.11" calcext:value-type="float">
            <text:p>0.11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/>
          <table:table-cell table:style-name="ce27" office:value-type="string" calcext:value-type="string">
            <text:p><text:a xlink:href="https://www.reichelt.de/1-4W-5-1-0-k-Ohm-9-1-k-Ohm/1-4W-1-0K/3/index.html?&amp;ACTION=3&amp;LA=2&amp;ARTICLE=1315&amp;GROUPID=3065&amp;artnr=1%2F4W+1%2C0K" xlink:type="simple">https://www.reichelt.de/1-4W-5-1-0-k-Ohm-9-1-k-Ohm/1-4W-1-0K/3/index.html?&amp;ACTION=3&amp;LA=2&amp;ARTICLE=1315&amp;GROUPID=3065&amp;artnr=1%2F4W+1%2C0K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Transisitor (BC368)</text:p>
          </table:table-cell>
          <table:table-cell table:style-name="ce7" office:value-type="string" calcext:value-type="string">
            <text:p>20V</text:p>
          </table:table-cell>
          <table:table-cell table:style-name="ce7" office:value-type="string" calcext:value-type="string">
            <text:p>1A</text:p>
          </table:table-cell>
          <table:table-cell table:style-name="ce7" office:value-type="string" calcext:value-type="string">
            <text:p>0.8W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F81]*[.G81]" office:value-type="float" office:value="0.08" calcext:value-type="float">
            <text:p>0.08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/>
          <table:table-cell table:style-name="ce27" office:value-type="string" calcext:value-type="string">
            <text:p><text:a xlink:href="https://www.reichelt.de/BC-Transistors/BC-368/3/index.html?&amp;ACTION=3&amp;LA=5700&amp;ARTICLE=4992&amp;GROUPID=7206&amp;artnr=BC+368" xlink:type="simple">https://www.reichelt.de/BC-Transistors/BC-368/3/index.html?&amp;ACTION=3&amp;LA=5700&amp;ARTICLE=4992&amp;GROUPID=7206&amp;artnr=BC+368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Peltier element</text:p>
          </table:table-cell>
          <table:table-cell table:style-name="ce7" office:value-type="string" calcext:value-type="string">
            <text:p>15.4V</text:p>
          </table:table-cell>
          <table:table-cell table:style-name="ce7" office:value-type="string" calcext:value-type="string">
            <text:p>6A</text:p>
          </table:table-cell>
          <table:table-cell table:style-name="ce7" office:value-type="string" calcext:value-type="string">
            <text:p>40X40X4.1m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table:formula="of:=[.F82]*[.G82]" office:value-type="float" office:value="17.1" calcext:value-type="float">
            <text:p>17.1</text:p>
          </table:table-cell>
          <table:table-cell table:style-name="ce19" office:value-type="float" office:value="1.98" calcext:value-type="float">
            <text:p>1.98</text:p>
          </table:table-cell>
          <table:table-cell table:style-name="ce19" office:value-type="string" calcext:value-type="string">
            <text:p>Can be sourced substantially cheaper from different suppliers</text:p>
          </table:table-cell>
          <table:table-cell table:style-name="ce27" office:value-type="string" calcext:value-type="string">
            <text:p><text:a xlink:href="https://www.reichelt.de/TEC1-127-05/3/index.html?&amp;ACTION=3&amp;LA=446&amp;ARTICLE=149024&amp;artnr=TEC1+127+05&amp;SEARCH=peltier" xlink:type="simple">https://www.reichelt.de/TEC1-127-05/3/index.html?&amp;ACTION=3&amp;LA=446&amp;ARTICLE=149024&amp;artnr=TEC1+127+05&amp;SEARCH=peltier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Screw terminal </text:p>
          </table:table-cell>
          <table:table-cell table:style-name="ce7" office:value-type="string" calcext:value-type="string">
            <text:p>2pin</text:p>
          </table:table-cell>
          <table:table-cell table:style-name="ce7" office:value-type="string" calcext:value-type="string">
            <text:p>6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table:formula="of:=[.F83]*[.G83]" office:value-type="float" office:value="0.96" calcext:value-type="float">
            <text:p>0.96</text:p>
          </table:table-cell>
          <table:table-cell table:style-name="ce19" office:value-type="float" office:value="0.88" calcext:value-type="float">
            <text:p>0.88</text:p>
          </table:table-cell>
          <table:table-cell table:style-name="ce19"/>
          <table:table-cell table:style-name="ce27"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7" office:value-type="string" calcext:value-type="string">
            <text:p>Heat sink</text:p>
          </table:table-cell>
          <table:table-cell table:style-name="ce7" office:value-type="string" calcext:value-type="string">
            <text:p>36X36X12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table:formula="of:=[.F84]*[.G84]" office:value-type="float" office:value="2.3" calcext:value-type="float">
            <text:p>2.3</text:p>
          </table:table-cell>
          <table:table-cell table:style-name="ce19" office:value-type="float" office:value="3.2" calcext:value-type="float">
            <text:p>3.2</text:p>
          </table:table-cell>
          <table:table-cell table:style-name="ce19"/>
          <table:table-cell table:style-name="ce27" office:value-type="string" calcext:value-type="string">
            <text:p><text:a xlink:href="https://www.reichelt.de/Heat-Sinks-PCB-mounting/V-ICK-PGA36X36/3/index.html?&amp;ACTION=3&amp;LA=2&amp;ARTICLE=100978&amp;GROUPID=4621&amp;artnr=V+ICK+PGA36X36" xlink:type="simple">https://www.reichelt.de/Heat-Sinks-PCB-mounting/V-ICK-PGA36X36/3/index.html?&amp;ACTION=3&amp;LA=2&amp;ARTICLE=100978&amp;GROUPID=4621&amp;artnr=V+ICK+PGA36X36</text:a>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9" office:value-type="string" calcext:value-type="string">
            <text:p>Temp sensor (AD22100-KT)</text:p>
          </table:table-cell>
          <table:table-cell table:style-name="ce9" office:value-type="string" calcext:value-type="string">
            <text:p>TO-92</text:p>
          </table:table-cell>
          <table:table-cell table:style-name="ce9" office:value-type="string" calcext:value-type="string">
            <text:p>for negative temps use AT vari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3.4" calcext:value-type="float">
            <text:p>3.4</text:p>
          </table:table-cell>
          <table:table-cell table:style-name="ce9" table:formula="of:=[.F85]*[.G85]" office:value-type="float" office:value="3.4" calcext:value-type="float">
            <text:p>3.4</text:p>
          </table:table-cell>
          <table:table-cell table:style-name="ce21" office:value-type="float" office:value="3.35" calcext:value-type="float">
            <text:p>3.35</text:p>
          </table:table-cell>
          <table:table-cell table:style-name="ce21" office:value-type="string" calcext:value-type="string">
            <text:p>Can be sourced cheaper from different suppliers.</text:p>
          </table:table-cell>
          <table:table-cell table:style-name="ce29" office:value-type="string" calcext:value-type="string">
            <text:p><text:a xlink:href="https://www.reichelt.de/AD-22100-KT/3/index.html?&amp;ACTION=3&amp;LA=446&amp;ARTICLE=39279&amp;artnr=AD+22100+KT&amp;SEARCH=ad22100kt" xlink:type="simple">https://www.reichelt.de/AD-22100-KT/3/index.html?&amp;ACTION=3&amp;LA=446&amp;ARTICLE=39279&amp;artnr=AD+22100+KT&amp;SEARCH=ad22100kt</text:a>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6" table:formula="of:=SUM([.H73:.H85])" office:value-type="float" office:value="35.92" calcext:value-type="float">
            <text:p>35.92</text:p>
          </table:table-cell>
          <table:table-cell table:style-name="ce22" table:formula="of:=SUM([.I72:.I85])" office:value-type="float" office:value="13.52" calcext:value-type="float">
            <text:p>13.52</text:p>
          </table:table-cell>
          <table:table-cell table:style-name="ce22"/>
          <table:table-cell table:style-name="Default"/>
          <table:table-cell table:number-columns-repeated="1013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6" office:value-type="string" calcext:value-type="string">
            <text:p>TOTAL</text:p>
          </table:table-cell>
          <table:table-cell table:style-name="ce16" table:formula="of:=SUM([.H29];[.H40];[.H46];[.H64];[.H70];[.H86])" office:value-type="float" office:value="238.23" calcext:value-type="float">
            <text:p>238.23</text:p>
          </table:table-cell>
          <table:table-cell table:style-name="ce22" table:formula="of:=SUM([.I29];[.I40];[.I46];[.I64];[.I70];[.I86])" office:value-type="float" office:value="98.07" calcext:value-type="float">
            <text:p>98.07</text:p>
          </table:table-cell>
          <table:table-cell office:value-type="string" calcext:value-type="string">
            <text:p>all prices in euros</text:p>
          </table:table-cell>
          <table:table-cell table:style-name="Default"/>
          <table:table-cell table:number-columns-repeated="1013"/>
        </table:table-row>
        <table:table-row table:style-name="ro4" table:number-rows-repeated="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3">
            <text:p>optional</text:p>
          </table:table-cell>
          <table:table-cell table:style-name="ce6" office:value-type="string" calcext:value-type="string">
            <text:p>Off Grid module</text:p>
          </table:table-cell>
          <table:table-cell table:style-name="ce15" table:number-columns-repeated="6"/>
          <table:table-cell table:style-name="ce18" table:number-columns-repeated="2"/>
          <table:table-cell table:style-name="ce24"/>
          <table:table-cell table:number-columns-repeated="1013"/>
        </table:table-row>
        <table:table-row table:style-name="ro1">
          <table:covered-table-cell table:style-name="ce2"/>
          <table:table-cell table:style-name="ce11" office:value-type="string" calcext:value-type="string">
            <text:p>Lead-acid Battery</text:p>
          </table:table-cell>
          <table:table-cell table:style-name="ce11" office:value-type="string" calcext:value-type="string">
            <text:p>12V</text:p>
          </table:table-cell>
          <table:table-cell table:style-name="ce11" office:value-type="string" calcext:value-type="string">
            <text:p>7,2Ah</text:p>
          </table:table-cell>
          <table:table-cell table:style-name="ce11" office:value-type="string" calcext:value-type="string">
            <text:p>Allows the FlyPi to be off-grid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9.8" calcext:value-type="float">
            <text:p>19.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Can be sourced signficantly cheaper from overseas</text:p>
          </table:table-cell>
          <table:table-cell table:style-name="ce27" office:value-type="string" calcext:value-type="string">
            <text:p>https://www.reichelt.de/Blei-Vlies-Akkus-12V-Panasonic/LCR-12V-7-2P-1/3/index.html?ACTION=3&amp;LA=5&amp;ARTICLE=26559&amp;GROUPID=4234&amp;artnr=LCR-12V+7%2C2P-1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9" office:value-type="string" calcext:value-type="string">
            <text:p>Charger</text:p>
          </table:table-cell>
          <table:table-cell table:style-name="ce9" office:value-type="string" calcext:value-type="string">
            <text:p>12V</text:p>
          </table:table-cell>
          <table:table-cell table:style-name="ce9" office:value-type="string" calcext:value-type="string">
            <text:p>600mA</text:p>
          </table:table-cell>
          <table:table-cell table:style-name="ce9" office:value-type="string" calcext:value-type="string">
            <text:p>charger for the lead batter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.2" calcext:value-type="float">
            <text:p>8.2</text:p>
          </table:table-cell>
          <table:table-cell table:style-name="ce9" table:formula="of:=[.F96]*[.G96]" office:value-type="float" office:value="8.2" calcext:value-type="float">
            <text:p>8.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Can be sourced signifcantly cheaper from overseas</text:p>
          </table:table-cell>
          <table:table-cell table:style-name="ce29" office:value-type="string" calcext:value-type="string">
            <text:p>https://www.reichelt.de/Ladegeraete-fuer-Bleiakkus/LADER-AS/3/index.html?ACTION=3&amp;LA=5&amp;ARTICLE=115306&amp;GROUPID=4193&amp;artnr=LADER+AS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16" table:formula="of:=[.H95]+[.H96]" office:value-type="float" office:value="28" calcext:value-type="float">
            <text:p>28</text:p>
          </table:table-cell>
          <table:table-cell table:style-name="ce22" table:formula="of:=[.I95]+[.I96]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13"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6" office:value-type="string" calcext:value-type="string">
            <text:p>Off grid TOTAL</text:p>
          </table:table-cell>
          <table:table-cell table:style-name="ce16" table:formula="of:=[.H89]+[.H97]" office:value-type="float" office:value="266.23" calcext:value-type="float">
            <text:p>266.23</text:p>
          </table:table-cell>
          <table:table-cell table:style-name="ce22" table:formula="of:=SUM([.I89];[.I97])" office:value-type="float" office:value="106.07" calcext:value-type="float">
            <text:p>106.07</text:p>
          </table:table-cell>
          <table:table-cell office:value-type="string" calcext:value-type="string">
            <text:p>all prices in euros</text:p>
          </table:table-cell>
          <table:table-cell table:style-name="Default"/>
          <table:table-cell table:number-columns-repeated="1013"/>
        </table:table-row>
        <table:table-row table:style-name="ro4" table:number-rows-repeated="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0">
            <text:p>likely already available</text:p>
          </table:table-cell>
          <table:table-cell table:style-name="ce12" office:value-type="string" calcext:value-type="string">
            <text:p>Extras</text:p>
          </table:table-cell>
          <table:table-cell table:style-name="ce13" table:number-columns-repeated="6"/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HDMI to VGA dongle</text:p>
          </table:table-cell>
          <table:table-cell table:style-name="ce13" office:value-type="string" calcext:value-type="string">
            <text:p>Optional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table:formula="of:=[.F106]*[.G106]" office:value-type="float" office:value="20.99" calcext:value-type="float">
            <text:p>20.99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conrad.de/de/manhattan-hdmi-auf-vga-konverter-1284618.html" xlink:type="simple">https://www.conrad.de/de/manhattan-hdmi-auf-vga-konverter-1284618.html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Red filter (optional)</text:p>
          </table:table-cell>
          <table:table-cell table:style-name="ce13" office:value-type="string" calcext:value-type="string">
            <text:p>Roscolux #1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.6" calcext:value-type="float">
            <text:p>17.6</text:p>
          </table:table-cell>
          <table:table-cell table:style-name="ce13" table:formula="of:=[.F107]*[.G107]" office:value-type="float" office:value="17.6" calcext:value-type="float">
            <text:p>17.6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Monitor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89.95" calcext:value-type="float">
            <text:p>89.95</text:p>
          </table:table-cell>
          <table:table-cell table:style-name="ce13" table:formula="of:=[.F108]*[.G108]" office:value-type="float" office:value="89.95" calcext:value-type="float">
            <text:p>89.95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reichelt.de/HANNS-G-HE225DPB/3/index.html?&amp;ACTION=3&amp;LA=446&amp;ARTICLE=130197&amp;artnr=HANNS-G+HE225DPB&amp;SEARCH=pc+monitore" xlink:type="simple">https://www.reichelt.de/HANNS-G-HE225DPB/3/index.html?&amp;ACTION=3&amp;LA=446&amp;ARTICLE=130197&amp;artnr=HANNS-G+HE225DPB&amp;SEARCH=pc+monitore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Keyboard &amp; mouse set</text:p>
          </table:table-cell>
          <table:table-cell table:style-name="ce13" office:value-type="string" calcext:value-type="string">
            <text:p>USB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.95" calcext:value-type="float">
            <text:p>15.95</text:p>
          </table:table-cell>
          <table:table-cell table:style-name="ce13" table:formula="of:=[.F109]*[.G109]" office:value-type="float" office:value="15.95" calcext:value-type="float">
            <text:p>15.95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://www.reichelt.de/Keyboard-Mouse-Sets/CHERRY-JD-0800DE/3/index.html?&amp;ACTION=3&amp;LA=2&amp;ARTICLE=154150&amp;GROUPID=6267&amp;artnr=CHERRY+JD-0800DE" xlink:type="simple">http://www.reichelt.de/Keyboard-Mouse-Sets/CHERRY-JD-0800DE/3/index.html?&amp;ACTION=3&amp;LA=2&amp;ARTICLE=154150&amp;GROUPID=6267&amp;artnr=CHERRY+JD-0800DE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Soldering iron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.99" calcext:value-type="float">
            <text:p>4.99</text:p>
          </table:table-cell>
          <table:table-cell table:style-name="ce13" table:formula="of:=[.F110]*[.G110]" office:value-type="float" office:value="4.99" calcext:value-type="float">
            <text:p>4.99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reichelt.de/KOLBEN-FP-30/3/index.html?&amp;ACTION=3&amp;LA=446&amp;ARTICLE=89497&amp;artnr=KOLBEN+FP+30&amp;SEARCH=soldering+iron" xlink:type="simple">https://www.reichelt.de/KOLBEN-FP-30/3/index.html?&amp;ACTION=3&amp;LA=446&amp;ARTICLE=89497&amp;artnr=KOLBEN+FP+30&amp;SEARCH=soldering+iron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Solder</text:p>
          </table:table-cell>
          <table:table-cell table:style-name="ce13" office:value-type="string" calcext:value-type="string">
            <text:p>1mm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table:formula="of:=[.F111]*[.G111]" office:value-type="float" office:value="3.2" calcext:value-type="float">
            <text:p>3.2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reichelt.de/Solder/LZ-FE-1-0-100/3/index.html?&amp;ACTION=3&amp;LA=2&amp;ARTICLE=30439&amp;GROUPID=557&amp;artnr=LZ+FE+1%2C0+100" xlink:type="simple">https://www.reichelt.de/Solder/LZ-FE-1-0-100/3/index.html?&amp;ACTION=3&amp;LA=2&amp;ARTICLE=30439&amp;GROUPID=557&amp;artnr=LZ+FE+1%2C0+100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Thermal paste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7.99" calcext:value-type="float">
            <text:p>7.99</text:p>
          </table:table-cell>
          <table:table-cell table:style-name="ce13" table:formula="of:=[.F112]*[.G112]" office:value-type="float" office:value="7.99" calcext:value-type="float">
            <text:p>7.99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reichelt.de/TG-WLPA-015/3/index.html?&amp;ACTION=3&amp;LA=446&amp;ARTICLE=156447&amp;artnr=TG-WLPA-015&amp;SEARCH=thermal+paste" xlink:type="simple">https://www.reichelt.de/TG-WLPA-015/3/index.html?&amp;ACTION=3&amp;LA=446&amp;ARTICLE=156447&amp;artnr=TG-WLPA-015&amp;SEARCH=thermal+paste</text:a></text:p>
          </table:table-cell>
          <table:table-cell table:number-columns-repeated="1013"/>
        </table:table-row>
        <table:table-row table:style-name="ro1">
          <table:covered-table-cell table:style-name="ce2"/>
          <table:table-cell table:style-name="ce13" office:value-type="string" calcext:value-type="string">
            <text:p>Third Hand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9.95" calcext:value-type="float">
            <text:p>9.95</text:p>
          </table:table-cell>
          <table:table-cell table:style-name="ce13" table:formula="of:=[.F113]*[.G113]" office:value-type="float" office:value="9.95" calcext:value-type="float">
            <text:p>9.95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reichelt.de/Holders-Vices/HALTER-ZD-10MB/3/index.html?&amp;ACTION=3&amp;LA=5700&amp;ARTICLE=145605&amp;GROUPID=4143&amp;artnr=HALTER+ZD-10MB" xlink:type="simple">https://www.reichelt.de/Holders-Vices/HALTER-ZD-10MB/3/index.html?&amp;ACTION=3&amp;LA=5700&amp;ARTICLE=145605&amp;GROUPID=4143&amp;artnr=HALTER+ZD-10MB</text:a></text:p>
          </table:table-cell>
          <table:table-cell table:number-columns-repeated="1013"/>
        </table:table-row>
        <table:table-row table:style-name="ro4">
          <table:covered-table-cell table:style-name="ce2"/>
          <table:table-cell table:style-name="ce13" office:value-type="string" calcext:value-type="string">
            <text:p>Screw driver</text:p>
          </table:table-cell>
          <table:table-cell table:style-name="ce13" office:value-type="string" calcext:value-type="string">
            <text:p>3.5mm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99" calcext:value-type="float">
            <text:p>3.99</text:p>
          </table:table-cell>
          <table:table-cell table:style-name="ce13" table:formula="of:=[.F114]*[.G114]" office:value-type="float" office:value="3.99" calcext:value-type="float">
            <text:p>3.99</text:p>
          </table:table-cell>
          <table:table-cell table:style-name="Default" table:number-columns-repeated="2"/>
          <table:table-cell table:style-name="ce31" office:value-type="string" calcext:value-type="string">
            <text:p><text:a xlink:href="https://www.reichelt.de/Standard-soft-finish/WIHA-302-3-5/3/index.html?&amp;ACTION=3&amp;LA=2&amp;ARTICLE=28685&amp;GROUPID=561&amp;artnr=WIHA+302-3%2C5" xlink:type="simple">https://www.reichelt.de/Standard-soft-finish/WIHA-302-3-5/3/index.html?&amp;ACTION=3&amp;LA=2&amp;ARTICLE=28685&amp;GROUPID=561&amp;artnr=WIHA+302-3%2C5</text:a>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7"/>
          <table:table-cell table:style-name="Default"/>
          <table:table-cell table:style-name="ce23"/>
          <table:table-cell table:style-name="ce32" office:value-type="string" calcext:value-type="string">
            <text:p><text:a xlink:href="https://www.reichelt.de/Blei-Vlies-Akkus-12V-Panasonic/LCR-12V-7-2P-1/3/index.html?ACTION=3&amp;LA=5&amp;ARTICLE=26559&amp;GROUPID=4234&amp;artnr=LCR-12V+7%2C2P-1" xlink:type="simple">https://www.reichelt.de/Blei-Vlies-Akkus-12V-Panasonic/LCR-12V-7-2P-1/3/index.html?ACTION=3&amp;LA=5&amp;ARTICLE=26559&amp;GROUPID=4234&amp;artnr=LCR-12V+7%2C2P-1</text:a>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style-name="Default" table:number-columns-repeated="2"/>
          <table:table-cell table:style-name="ce16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style-name="ce12" office:value-type="string" calcext:value-type="string">
            <text:p>TOTAL </text:p>
          </table:table-cell>
          <table:table-cell table:style-name="ce12" table:formula="of:=SUM([.H106:.H115])" office:value-type="float" office:value="174.61" calcext:value-type="float">
            <text:p>174.61</text:p>
          </table:table-cell>
          <table:table-cell table:number-columns-repeated="1016"/>
        </table:table-row>
        <table:table-row table:style-name="ro1">
          <table:table-cell/>
          <table:table-cell table:style-name="ce13" table:number-columns-repeated="7"/>
          <table:table-cell table:number-columns-repeated="1016"/>
        </table:table-row>
        <table:table-row table:style-name="ro1">
          <table:table-cell table:number-columns-repeated="6"/>
          <table:table-cell table:style-name="ce12" office:value-type="string" calcext:value-type="string">
            <text:p>Grand total</text:p>
          </table:table-cell>
          <table:table-cell table:style-name="ce13" table:formula="of:=SUM([.H117];[.H89])" office:value-type="float" office:value="412.84" calcext:value-type="float">
            <text:p>412.84</text:p>
          </table:table-cell>
          <table:table-cell table:number-columns-repeated="1016"/>
        </table:table-row>
        <table:table-row table:style-name="ro4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09:17</meta:creation-date>
    <dc:language>en-US</dc:language>
    <dc:date>2017-07-29T23:16:54.882080559</dc:date>
    <meta:editing-cycles>26</meta:editing-cycles>
    <meta:editing-duration>PT15M50S</meta:editing-duration>
    <meta:generator>LibreOffice/5.1.6.2$Linux_X86_64 LibreOffice_project/10m0$Build-2</meta:generator>
    <meta:document-statistic meta:table-count="1" meta:cell-count="6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